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MU Sans Serif Demi Condensed" svg:font-family="'CMU Sans Serif Demi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/>
      <style:text-properties style:font-name="CMU Sans Serif Demi Condensed" fo:font-size="48pt" style:font-size-asian="48pt" style:font-size-complex="48pt" fo:hyphenate="true" fo:hyphenation-remain-char-count="2" fo:hyphenation-push-char-count="2"/>
    </style:style>
    <style:style style:name="P2" style:family="paragraph" style:parent-style-name="Standard" style:master-page-name="">
      <style:paragraph-properties fo:text-align="end" style:justify-single-word="false" fo:hyphenation-ladder-count="no-limit" style:page-number="auto"/>
      <style:text-properties style:font-name="CMU Sans Serif Demi Condensed" fo:font-size="72pt" style:font-size-asian="72pt" style:font-size-complex="72pt" fo:hyphenate="true" fo:hyphenation-remain-char-count="2" fo:hyphenation-push-char-count="2"/>
    </style:style>
    <style:style style:name="P3" style:family="paragraph" style:parent-style-name="Standard">
      <style:paragraph-properties fo:hyphenation-ladder-count="no-limit" fo:break-before="page"/>
      <style:text-properties style:font-name="CMU Sans Serif Demi Condensed" fo:font-size="72pt" fo:font-weight="normal" style:font-size-asian="72pt" style:font-weight-asian="normal" style:font-size-complex="72pt" style:font-weight-complex="normal" fo:hyphenate="true" fo:hyphenation-remain-char-count="2" fo:hyphenation-push-char-count="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geb</text:p>
      <text:p text:style-name="P1">Wir haben es geschafft, ein Doppelpendel zu bauen und Mechanismen zur Messung und Beeinflussung seines </text:p>
      <text:p text:style-name="P1">Zustands durch Magnetfelder einzubauen. Da es aber schwer ist, aus den Messwerten genau den Zustand des Pendels zu bestimmen, können wir bisher den Zustand des Pendels</text:p>
      <text:p text:style-name="P3">nisse</text:p>
      <text:p text:style-name="P1">nicht so genau ermitteln, dass wir mithilfe der Schwingungsdifferentialgleichung eine Prognose erstellen können. Wir </text:p>
      <text:p text:style-name="P1">können jedoch unabhängig vom genauen mathematischen Modell eine Annäherung mithilfe von Markov-Ketten machen, die zwar ungenauer, aber mit den <text:soft-page-break/>vorhandenen Daten einfach zu benutzen ist. </text:p>
      <text:p text:style-name="P1"/>
      <text:p text:style-name="P1">Mithilfe der Vorhersage wird es möglich, langsam die Energie im System zu verringern oder erhöhen und so das chaotische Verhalten zu kontrolli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MU Sans Serif Demi Condensed" svg:font-family="'CMU Sans Serif Demi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.263cm" fo:margin-right="0.178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8:35:19</meta:creation-date>
    <dc:date>2013-02-13T19:28:47</dc:date>
    <meta:editing-duration>PT10M5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3" meta:paragraph-count="7" meta:word-count="104" meta:character-count="730" meta:non-whitespace-character-count="630"/>
  </office:meta>
</office:document-meta>
</file>